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none" fo:background-color="#FFFF00"/>
      <style:text-properties fo:color="#E40000" fo:font-size="14pt" style:font-size-asian="14pt" style:font-size-complex="14pt"/>
    </style:style>
    <style:style style:name="ce5" style:family="table-cell" style:parent-style-name="Default" style:data-style-name="N0">
      <style:table-cell-properties fo:border-top="thin solid #000000" fo:border-bottom="none" fo:border-left="none" fo:border-right="thin solid #000000" fo:background-color="#FFFF00"/>
      <style:text-properties fo:color="#E40000" fo:font-size="14pt" style:font-size-asian="14pt" style:font-size-complex="14pt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36033333333333cm" style:use-optimal-column-width="true"/>
    </style:style>
    <style:style style:name="co3" style:family="table-column">
      <style:table-column-properties fo:break-before="auto" style:column-width="2.7093333333333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77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5"/>
          <table:table-cell office:value-type="string" table:style-name="ce4">
            <text:p>Description</text:p>
          </table:table-cell>
          <table:table-cell office:value-type="string" table:style-name="ce5">
            <text:p>Form Names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table:style-name="ce2">
            <text:p>Extension</text:p>
          </table:table-cell>
          <table:table-cell office:value-type="float" office:value="4868" table:style-name="ce6">
            <text:p>4868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table:style-name="ce2">
            <text:p>SSN</text:p>
          </table:table-cell>
          <table:table-cell office:value-type="string" table:style-name="ce6">
            <text:p>SS-5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table:style-name="ce2">
            <text:p>ITIN</text:p>
          </table:table-cell>
          <table:table-cell office:value-type="string" table:style-name="ce6">
            <text:p>W-7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table:style-name="ce2">
            <text:p>EAD</text:p>
          </table:table-cell>
          <table:table-cell office:value-type="string" table:style-name="ce6">
            <text:p>I-765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table:style-name="ce2">
            <text:p>EXPENSES CLAIM FORM</text:p>
          </table:table-cell>
          <table:table-cell office:value-type="float" office:value="2441" table:style-name="ce6">
            <text:p>244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table:style-name="ce2">
            <text:p>DEPENDEND CLAIM FORM</text:p>
          </table:table-cell>
          <table:table-cell office:value-type="float" office:value="8867" table:style-name="ce6">
            <text:p>8867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table:style-name="ce2">
            <text:p>STOCKS (WE ENTER)</text:p>
          </table:table-cell>
          <table:table-cell office:value-type="float" office:value="8949" table:style-name="ce6">
            <text:p>8949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table:style-name="ce2">
            <text:p>STOCKS (WE SEE THIS)</text:p>
          </table:table-cell>
          <table:table-cell office:value-type="float" office:value="1099" table:style-name="ce6">
            <text:p>1099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table:style-name="ce2">
            <text:p>TUTION FEE</text:p>
          </table:table-cell>
          <table:table-cell office:value-type="string" table:style-name="ce6">
            <text:p>1099-T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table:style-name="ce2">
            <text:p>RETIREMENT PLAN</text:p>
          </table:table-cell>
          <table:table-cell office:value-type="string" table:style-name="ce6">
            <text:p>CODE-D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table:style-name="ce2">
            <text:p>LIFE INSURANCE</text:p>
          </table:table-cell>
          <table:table-cell office:value-type="string" table:style-name="ce6">
            <text:p>CODE-C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table:style-name="ce2">
            <text:p>HEALTH INSURANCE</text:p>
          </table:table-cell>
          <table:table-cell office:value-type="string" table:style-name="ce6">
            <text:p>CODE-W</text:p>
          </table:table-cell>
          <table:table-cell table:number-columns-repeated="16377"/>
        </table:table-row>
        <table:table-row table:number-rows-repeated="7" table:style-name="ro1">
          <table:table-cell table:number-columns-repeated="5"/>
          <table:table-cell table:style-name="ce2"/>
          <table:table-cell table:style-name="ce6"/>
          <table:table-cell table:number-columns-repeated="16377"/>
        </table:table-row>
        <table:table-row table:style-name="ro1">
          <table:table-cell table:number-columns-repeated="5"/>
          <table:table-cell table:style-name="ce3"/>
          <table:table-cell table:style-name="ce7"/>
          <table:table-cell table:number-columns-repeated="16377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127</meta:generator>
    <meta:initial-creator>Lakshmi Silpa Thommandru</meta:initial-creator>
    <dc:creator>Lakshmi Silpa Thommandru</dc:creator>
    <meta:creation-date>2025-10-01T03:13:11Z</meta:creation-date>
    <dc:date>2025-10-01T03:31:54Z</dc:date>
  </office:meta>
</office:document-meta>
</file>